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b56" officeooo:paragraph-rsid="000b4b56"/>
    </style:style>
    <style:style style:name="P2" style:family="paragraph" style:parent-style-name="Standard">
      <style:text-properties officeooo:paragraph-rsid="000b4b56"/>
    </style:style>
    <style:style style:name="P3" style:family="paragraph" style:parent-style-name="Standard">
      <style:text-properties officeooo:rsid="000c06e3" officeooo:paragraph-rsid="000c06e3"/>
    </style:style>
    <style:style style:name="P4" style:family="paragraph" style:parent-style-name="Standard">
      <style:text-properties officeooo:rsid="000c84ac" officeooo:paragraph-rsid="000c84ac"/>
    </style:style>
    <style:style style:name="P5" style:family="paragraph" style:parent-style-name="Standard">
      <style:text-properties officeooo:paragraph-rsid="000c06e3"/>
    </style:style>
    <style:style style:name="P6" style:family="paragraph" style:parent-style-name="Standard">
      <style:text-properties officeooo:rsid="000fb9c0" officeooo:paragraph-rsid="000fb9c0"/>
    </style:style>
    <style:style style:name="P7" style:family="paragraph" style:parent-style-name="Standard">
      <style:text-properties officeooo:rsid="0010918f" officeooo:paragraph-rsid="0010918f"/>
    </style:style>
    <style:style style:name="P8" style:family="paragraph" style:parent-style-name="Standard">
      <style:text-properties officeooo:paragraph-rsid="0010918f"/>
    </style:style>
    <style:style style:name="P9" style:family="paragraph" style:parent-style-name="Standard">
      <style:text-properties officeooo:rsid="0010f02e" officeooo:paragraph-rsid="0010f02e"/>
    </style:style>
    <style:style style:name="P10" style:family="paragraph" style:parent-style-name="Standard">
      <style:text-properties officeooo:paragraph-rsid="0010f02e"/>
    </style:style>
    <style:style style:name="T1" style:family="text">
      <style:text-properties officeooo:rsid="000b4b56"/>
    </style:style>
    <style:style style:name="T2" style:family="text">
      <style:text-properties officeooo:rsid="000c06e3"/>
    </style:style>
    <style:style style:name="T3" style:family="text">
      <style:text-properties officeooo:rsid="000c84ac"/>
    </style:style>
    <style:style style:name="T4" style:family="text">
      <style:text-properties officeooo:rsid="000d2969"/>
    </style:style>
    <style:style style:name="T5" style:family="text">
      <style:text-properties officeooo:rsid="0010918f"/>
    </style:style>
    <style:style style:name="T6" style:family="text">
      <style:text-properties officeooo:rsid="0010f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6.ej2.</text:p>
      <text:p text:style-name="P2"><text:span text:style-name="T1">1. provider,</text:span><text:span text:style-name="T2">supplier</text:span></text:p>
      <text:p text:style-name="P2"><text:span text:style-name="T1">2.</text:span><text:span text:style-name="T2">manufacturers</text:span></text:p>
      <text:p text:style-name="P3">3. <text:span text:style-name="T3">production facilities</text:span></text:p>
      <text:p text:style-name="P3">4.products</text:p>
      <text:p text:style-name="P5"><text:span text:style-name="T2">5.</text:span><text:span text:style-name="T4">cloud</text:span></text:p>
      <text:p text:style-name="P3">6.clients</text:p>
      <text:p text:style-name="P3">7.<text:span text:style-name="T3">launch</text:span></text:p>
      <text:p text:style-name="P4"/>
      <text:p text:style-name="P4">ej3.</text:p>
      <text:p text:style-name="P4">1.</text:p>
      <text:p text:style-name="P4">2.IBGroup,Digitial word</text:p>
      <text:p text:style-name="P4">3.Futachiba</text:p>
      <text:p text:style-name="P4">4.Digital worls</text:p>
      <text:p text:style-name="P4">5.IBgroup</text:p>
      <text:p text:style-name="P1"/>
      <text:p text:style-name="P1">pag7.Ej6.</text:p>
      <text:p text:style-name="P6">Does your company do?</text:p>
      <text:p text:style-name="P1"/>
      <text:p text:style-name="P6">Who are your costumers?</text:p>
      <text:p text:style-name="P1"/>
      <text:p text:style-name="P6">Does your company produce any hardware?</text:p>
      <text:p text:style-name="P1"/>
      <text:p text:style-name="P6">What are your fu<text:span text:style-name="T5">t</text:span>ure plans?</text:p>
      <text:p text:style-name="P1"/>
      <text:p text:style-name="P7">Do you want to come?</text:p>
      <text:p text:style-name="P7"/>
      <text:p text:style-name="P7">Pag8ej2</text:p>
      <text:p text:style-name="P7">dont drink near the computer</text:p>
      <text:p text:style-name="P8"><text:span text:style-name="T5">dont to use the phone</text:span></text:p>
      <text:p text:style-name="P8"><text:span text:style-name="T5">obligatory to switch off the monitor</text:span></text:p>
      <text:p text:style-name="P9">ej3.</text:p>
      <text:p text:style-name="P9">1.staff</text:p>
      <text:p text:style-name="P10"><text:span text:style-name="T6">2.secure/security</text:span></text:p>
      <text:p text:style-name="P10"><text:span text:style-name="T6">3.data</text:span></text:p>
      <text:p text:style-name="P9">4.passwords</text:p>
      <text:p text:style-name="P9">5.network</text:p>
      <text:p text:style-name="P9">6.alphanumeric</text:p>
      <text:p text:style-name="P9">7.characters</text:p>
      <text:p text:style-name="P9">8.colleagues</text:p>
      <text:p text:style-name="P9">pag11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08:41:44.873509420</meta:creation-date>
    <dc:date>2021-09-27T10:10:13.004434714</dc:date>
    <meta:editing-duration>PT16M46S</meta:editing-duration>
    <meta:editing-cycles>3</meta:editing-cycles>
    <meta:generator>LibreOffice/7.0.3.1$Linux_X86_64 LibreOffice_project/00$Build-1</meta:generator>
    <meta:document-statistic meta:table-count="0" meta:image-count="0" meta:object-count="0" meta:page-count="1" meta:paragraph-count="34" meta:word-count="71" meta:character-count="496" meta:non-whitespace-character-count="459"/>
  </office:meta>
</office:document-meta>
</file>